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b4c7dc" loext:char-shading-value="0"/>
    </style:style>
    <style:style style:name="T4" style:family="text">
      <style:text-properties fo:background-color="#ff4000" loext:char-shading-value="0"/>
    </style:style>
    <style:style style:name="T5" style:family="text">
      <style:text-properties fo:background-color="#66ccff" loext:char-shading-value="0"/>
    </style:style>
    <style:style style:name="T6" style:family="text">
      <style:text-properties fo:background-color="#99ccff"/>
    </style:style>
    <style:style style:name="T7" style:family="text">
      <style:text-properties fo:background-color="#99ccff" loext:char-shading-value="0"/>
    </style:style>
    <style:style style:name="T8" style:family="text">
      <style:text-properties fo:background-color="#99cc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{ <text:span text:style-name="T2">status</text:span>: 200,</text:p>
      <text:p text:style-name="Preformatted_20_Text"><text:s text:c="2"/><text:span text:style-name="T2">statusText</text:span>: 'OK',</text:p>
      <text:p text:style-name="Preformatted_20_Text"><text:s text:c="2"/><text:span text:style-name="T2">headers</text:span>:</text:p>
      <text:p text:style-name="Preformatted_20_Text"><text:s text:c="3"/>{ '<text:span text:style-name="T3">x-powered-by</text:span>': 'Express',</text:p>
      <text:p text:style-name="Preformatted_20_Text"><text:s text:c="5"/>'<text:span text:style-name="T3">content-type</text:span>': 'application/json; charset=utf-8',</text:p>
      <text:p text:style-name="Preformatted_20_Text"><text:s text:c="5"/>'<text:span text:style-name="T3">content-length</text:span>': '340',</text:p>
      <text:p text:style-name="Preformatted_20_Text"><text:s text:c="5"/><text:span text:style-name="T3">etag</text:span>: 'W/"154-JJjUfTQ9G+nCZVk1sx0eZLxCIA0"',</text:p>
      <text:p text:style-name="Preformatted_20_Text"><text:s text:c="5"/><text:span text:style-name="T3">date</text:span>: 'Wed, 31 Jul 2019 04:50:26 GMT',</text:p>
      <text:p text:style-name="Preformatted_20_Text"><text:s text:c="5"/><text:span text:style-name="T3">connection</text:span>: 'close' },</text:p>
      <text:p text:style-name="Preformatted_20_Text"><text:s text:c="2"/><text:span text:style-name="T2">config</text:span>:</text:p>
      <text:p text:style-name="Preformatted_20_Text"><text:s text:c="3"/>{ <text:span text:style-name="T7">url</text:span>: 'http://localhost:3000/api/exchange/P/?apikey=123',</text:p>
      <text:p text:style-name="Preformatted_20_Text"><text:s text:c="5"/><text:span text:style-name="T7">method</text:span>: 'post',</text:p>
      <text:p text:style-name="Preformatted_20_Text"><text:s text:c="5"/><text:span text:style-name="T7">data</text:span>:</text:p>
      <text:p text:style-name="Preformatted_20_Text"><text:s text:c="6"/>'{"document_type":"P","document_id":"C1","date":1564548626060,"associate_id":"1","internal_ref":"Esta es la referencia interna","external_ref":"Esta es la referencia externa","currency":"MXN","exchange_rate":1,"notes":"Este es el encabezado de una compra"}',</text:p>
      <text:p text:style-name="Preformatted_20_Text"><text:s text:c="5"/><text:span text:style-name="T7">headers</text:span>:</text:p>
      <text:p text:style-name="Preformatted_20_Text"><text:s text:c="6"/>{ Accept: 'application/json, text/plain, */*',</text:p>
      <text:p text:style-name="Preformatted_20_Text"><text:s text:c="8"/>'Content-Type': 'application/json;charset=utf-8',</text:p>
      <text:p text:style-name="Preformatted_20_Text"><text:s text:c="8"/>'User-Agent': 'axios/0.19.0',</text:p>
      <text:p text:style-name="Preformatted_20_Text"><text:s text:c="8"/>'Content-Length': 255 },</text:p>
      <text:p text:style-name="Preformatted_20_Text"><text:s text:c="5"/><text:span text:style-name="T6">transformRequest</text:span>: [ [Function: transformRequest] ],</text:p>
      <text:p text:style-name="Preformatted_20_Text"><text:s text:c="5"/><text:span text:style-name="T6">transformResponse</text:span>: [ [Function: transformResponse] ],</text:p>
      <text:p text:style-name="Preformatted_20_Text"><text:s text:c="5"/><text:span text:style-name="T6">timeout</text:span>: 0,</text:p>
      <text:p text:style-name="Preformatted_20_Text"><text:s text:c="5"/><text:span text:style-name="T6">adapter</text:span>: [Function: httpAdapter],</text:p>
      <text:p text:style-name="Preformatted_20_Text"><text:s text:c="5"/><text:span text:style-name="T6">xsrfCookieName</text:span>: 'XSRF-TOKEN',</text:p>
      <text:p text:style-name="Preformatted_20_Text"><text:s text:c="5"/><text:span text:style-name="T6">xsrfHeaderName</text:span>: 'X-XSRF-TOKEN',</text:p>
      <text:p text:style-name="Preformatted_20_Text"><text:s text:c="5"/><text:span text:style-name="T6">maxContentLength</text:span>: -1,</text:p>
      <text:p text:style-name="Preformatted_20_Text"><text:s text:c="5"/><text:span text:style-name="T6">validateStatus</text:span>: [Function: validateStatus] },</text:p>
      <text:p text:style-name="Preformatted_20_Text"><text:s text:c="2"/><text:span text:style-name="T1">request</text:span>:</text:p>
      <text:p text:style-name="Preformatted_20_Text"><text:s text:c="3"/>ClientRequest {</text:p>
      <text:p text:style-name="Preformatted_20_Text"><text:s text:c="5"/>_events:</text:p>
      <text:p text:style-name="Preformatted_20_Text"><text:s text:c="6"/>[Object: null prototype] {</text:p>
      <text:p text:style-name="Preformatted_20_Text"><text:s text:c="8"/>socket: [Function],</text:p>
      <text:p text:style-name="Preformatted_20_Text"><text:s text:c="8"/>abort: [Function],</text:p>
      <text:p text:style-name="Preformatted_20_Text"><text:s text:c="8"/>aborted: [Function],</text:p>
      <text:p text:style-name="Preformatted_20_Text"><text:s text:c="8"/>error: [Function],</text:p>
      <text:p text:style-name="Preformatted_20_Text"><text:s text:c="8"/>timeout: [Function],</text:p>
      <text:p text:style-name="Preformatted_20_Text"><text:s text:c="8"/>prefinish: [Function: requestOnPrefinish] },</text:p>
      <text:p text:style-name="Preformatted_20_Text"><text:s text:c="5"/>_eventsCount: 6,</text:p>
      <text:p text:style-name="Preformatted_20_Text"><text:s text:c="5"/>_maxListeners: undefined,</text:p>
      <text:p text:style-name="Preformatted_20_Text"><text:s text:c="5"/>output: [],</text:p>
      <text:p text:style-name="Preformatted_20_Text"><text:s text:c="5"/>outputEncodings: [],</text:p>
      <text:p text:style-name="Preformatted_20_Text"><text:s text:c="5"/>outputCallbacks: [],</text:p>
      <text:p text:style-name="Preformatted_20_Text"><text:s text:c="5"/>outputSize: 0,</text:p>
      <text:p text:style-name="Preformatted_20_Text"><text:s text:c="5"/>writable: true,</text:p>
      <text:p text:style-name="Preformatted_20_Text"><text:s text:c="5"/>_last: true,</text:p>
      <text:p text:style-name="Preformatted_20_Text"><text:s text:c="5"/>chunkedEncoding: false,</text:p>
      <text:p text:style-name="Preformatted_20_Text"><text:s text:c="5"/>shouldKeepAlive: false,</text:p>
      <text:p text:style-name="Preformatted_20_Text"><text:s text:c="5"/>useChunkedEncodingByDefault: true,</text:p>
      <text:p text:style-name="Preformatted_20_Text"><text:s text:c="5"/>sendDate: false,</text:p>
      <text:p text:style-name="Preformatted_20_Text"><text:s text:c="5"/>_removedConnection: false,</text:p>
      <text:p text:style-name="Preformatted_20_Text"><text:s text:c="5"/>_removedContLen: false,</text:p>
      <text:p text:style-name="Preformatted_20_Text"><text:s text:c="5"/>_removedTE: false,</text:p>
      <text:p text:style-name="Preformatted_20_Text"><text:s text:c="5"/>_contentLength: null,</text:p>
      <text:p text:style-name="Preformatted_20_Text"><text:s text:c="5"/>_hasBody: true,</text:p>
      <text:p text:style-name="Preformatted_20_Text"><text:s text:c="5"/>_trailer: '',</text:p>
      <text:p text:style-name="Preformatted_20_Text"><text:soft-page-break/><text:s text:c="5"/>finished: true,</text:p>
      <text:p text:style-name="Preformatted_20_Text"><text:s text:c="5"/>_headerSent: true,</text:p>
      <text:p text:style-name="Preformatted_20_Text"><text:s text:c="5"/>socket:</text:p>
      <text:p text:style-name="Preformatted_20_Text"><text:s text:c="6"/>Socket {</text:p>
      <text:p text:style-name="Preformatted_20_Text"><text:s text:c="8"/>connecting: false,</text:p>
      <text:p text:style-name="Preformatted_20_Text"><text:s text:c="8"/>_hadError: false,</text:p>
      <text:p text:style-name="Preformatted_20_Text"><text:s text:c="8"/>_handle: [TCP],</text:p>
      <text:p text:style-name="Preformatted_20_Text"><text:s text:c="8"/>_parent: null,</text:p>
      <text:p text:style-name="Preformatted_20_Text"><text:s text:c="8"/>_host: 'localhost',</text:p>
      <text:p text:style-name="Preformatted_20_Text"><text:s text:c="8"/>_readableState: [ReadableState],</text:p>
      <text:p text:style-name="Preformatted_20_Text"><text:s text:c="8"/>readable: true,</text:p>
      <text:p text:style-name="Preformatted_20_Text"><text:s text:c="8"/>_events: [Object],</text:p>
      <text:p text:style-name="Preformatted_20_Text"><text:s text:c="8"/>_eventsCount: 7,</text:p>
      <text:p text:style-name="Preformatted_20_Text"><text:s text:c="8"/>_maxListeners: undefined,</text:p>
      <text:p text:style-name="Preformatted_20_Text"><text:s text:c="8"/>_writableState: [WritableState],</text:p>
      <text:p text:style-name="Preformatted_20_Text"><text:s text:c="8"/>writable: false,</text:p>
      <text:p text:style-name="Preformatted_20_Text"><text:s text:c="8"/>allowHalfOpen: false,</text:p>
      <text:p text:style-name="Preformatted_20_Text"><text:s text:c="8"/>_sockname: null,</text:p>
      <text:p text:style-name="Preformatted_20_Text"><text:s text:c="8"/>_pendingData: null,</text:p>
      <text:p text:style-name="Preformatted_20_Text"><text:s text:c="8"/>_pendingEncoding: '',</text:p>
      <text:p text:style-name="Preformatted_20_Text"><text:s text:c="8"/>server: null,</text:p>
      <text:p text:style-name="Preformatted_20_Text"><text:s text:c="8"/>_server: null,</text:p>
      <text:p text:style-name="Preformatted_20_Text"><text:s text:c="8"/>parser: null,</text:p>
      <text:p text:style-name="Preformatted_20_Text"><text:s text:c="8"/>_httpMessage: [Circular],</text:p>
      <text:p text:style-name="Preformatted_20_Text"><text:s text:c="8"/>[Symbol(asyncId)]: 5,</text:p>
      <text:p text:style-name="Preformatted_20_Text"><text:s text:c="8"/>[Symbol(lastWriteQueueSize)]: 0,</text:p>
      <text:p text:style-name="Preformatted_20_Text"><text:s text:c="8"/>[Symbol(timeout)]: null,</text:p>
      <text:p text:style-name="Preformatted_20_Text"><text:s text:c="8"/>[Symbol(kBytesRead)]: 0,</text:p>
      <text:p text:style-name="Preformatted_20_Text"><text:s text:c="8"/>[Symbol(kBytesWritten)]: 0 },</text:p>
      <text:p text:style-name="Preformatted_20_Text"><text:s text:c="5"/>connection:</text:p>
      <text:p text:style-name="Preformatted_20_Text"><text:s text:c="6"/>Socket {</text:p>
      <text:p text:style-name="Preformatted_20_Text"><text:s text:c="8"/>connecting: false,</text:p>
      <text:p text:style-name="Preformatted_20_Text"><text:s text:c="8"/>_hadError: false,</text:p>
      <text:p text:style-name="Preformatted_20_Text"><text:s text:c="8"/>_handle: [TCP],</text:p>
      <text:p text:style-name="Preformatted_20_Text"><text:s text:c="8"/>_parent: null,</text:p>
      <text:p text:style-name="Preformatted_20_Text"><text:s text:c="8"/>_host: 'localhost',</text:p>
      <text:p text:style-name="Preformatted_20_Text"><text:s text:c="8"/>_readableState: [ReadableState],</text:p>
      <text:p text:style-name="Preformatted_20_Text"><text:s text:c="8"/>readable: true,</text:p>
      <text:p text:style-name="Preformatted_20_Text"><text:s text:c="8"/>_events: [Object],</text:p>
      <text:p text:style-name="Preformatted_20_Text"><text:s text:c="8"/>_eventsCount: 7,</text:p>
      <text:p text:style-name="Preformatted_20_Text"><text:s text:c="8"/>_maxListeners: undefined,</text:p>
      <text:p text:style-name="Preformatted_20_Text"><text:s text:c="8"/>_writableState: [WritableState],</text:p>
      <text:p text:style-name="Preformatted_20_Text"><text:s text:c="8"/>writable: false,</text:p>
      <text:p text:style-name="Preformatted_20_Text"><text:s text:c="8"/>allowHalfOpen: false,</text:p>
      <text:p text:style-name="Preformatted_20_Text"><text:s text:c="8"/>_sockname: null,</text:p>
      <text:p text:style-name="Preformatted_20_Text"><text:s text:c="8"/>_pendingData: null,</text:p>
      <text:p text:style-name="Preformatted_20_Text"><text:s text:c="8"/>_pendingEncoding: '',</text:p>
      <text:p text:style-name="Preformatted_20_Text"><text:s text:c="8"/>server: null,</text:p>
      <text:p text:style-name="Preformatted_20_Text"><text:s text:c="8"/>_server: null,</text:p>
      <text:p text:style-name="Preformatted_20_Text"><text:s text:c="8"/>parser: null,</text:p>
      <text:p text:style-name="Preformatted_20_Text"><text:s text:c="8"/>_httpMessage: [Circular],</text:p>
      <text:p text:style-name="Preformatted_20_Text"><text:s text:c="8"/>[Symbol(asyncId)]: 5,</text:p>
      <text:p text:style-name="Preformatted_20_Text"><text:s text:c="8"/>[Symbol(lastWriteQueueSize)]: 0,</text:p>
      <text:p text:style-name="Preformatted_20_Text"><text:s text:c="8"/>[Symbol(timeout)]: null,</text:p>
      <text:p text:style-name="Preformatted_20_Text"><text:s text:c="8"/>[Symbol(kBytesRead)]: 0,</text:p>
      <text:p text:style-name="Preformatted_20_Text"><text:s text:c="8"/>[Symbol(kBytesWritten)]: 0 },</text:p>
      <text:p text:style-name="Preformatted_20_Text"><text:s text:c="5"/>_header:</text:p>
      <text:p text:style-name="Preformatted_20_Text"><text:s text:c="6"/>'POST /api/exchange/P/?apikey=123 HTTP/1.1\r\nAccept: application/json, text/plain, */*\r\nContent-Type: application/json;charset=utf-8\r\nUser-Agent: <text:soft-page-break/>axios/0.19.0\r\nContent-Length: 255\r\nHost: localhost:3000\r\nConnection: close\r\n\r\n',</text:p>
      <text:p text:style-name="Preformatted_20_Text"><text:s text:c="5"/>_onPendingData: [Function: noopPendingOutput],</text:p>
      <text:p text:style-name="Preformatted_20_Text"><text:s text:c="5"/>agent:</text:p>
      <text:p text:style-name="Preformatted_20_Text"><text:s text:c="6"/>Agent {</text:p>
      <text:p text:style-name="Preformatted_20_Text"><text:s text:c="8"/>_events: [Object],</text:p>
      <text:p text:style-name="Preformatted_20_Text"><text:s text:c="8"/>_eventsCount: 1,</text:p>
      <text:p text:style-name="Preformatted_20_Text"><text:s text:c="8"/>_maxListeners: undefined,</text:p>
      <text:p text:style-name="Preformatted_20_Text"><text:s text:c="8"/>defaultPort: 80,</text:p>
      <text:p text:style-name="Preformatted_20_Text"><text:s text:c="8"/>protocol: 'http:',</text:p>
      <text:p text:style-name="Preformatted_20_Text"><text:s text:c="8"/>options: [Object],</text:p>
      <text:p text:style-name="Preformatted_20_Text"><text:s text:c="8"/>requests: {},</text:p>
      <text:p text:style-name="Preformatted_20_Text"><text:s text:c="8"/>sockets: [Object],</text:p>
      <text:p text:style-name="Preformatted_20_Text"><text:s text:c="8"/>freeSockets: {},</text:p>
      <text:p text:style-name="Preformatted_20_Text"><text:s text:c="8"/>keepAliveMsecs: 1000,</text:p>
      <text:p text:style-name="Preformatted_20_Text"><text:s text:c="8"/>keepAlive: false,</text:p>
      <text:p text:style-name="Preformatted_20_Text"><text:s text:c="8"/>maxSockets: Infinity,</text:p>
      <text:p text:style-name="Preformatted_20_Text"><text:s text:c="8"/>maxFreeSockets: 256 },</text:p>
      <text:p text:style-name="Preformatted_20_Text"><text:s text:c="5"/>socketPath: undefined,</text:p>
      <text:p text:style-name="Preformatted_20_Text"><text:s text:c="5"/>timeout: undefined,</text:p>
      <text:p text:style-name="Preformatted_20_Text"><text:s text:c="5"/>method: 'POST',</text:p>
      <text:p text:style-name="Preformatted_20_Text"><text:s text:c="5"/>path: '/api/exchange/P/?apikey=123',</text:p>
      <text:p text:style-name="Preformatted_20_Text"><text:s text:c="5"/>_ended: true,</text:p>
      <text:p text:style-name="Preformatted_20_Text"><text:s text:c="5"/>res:</text:p>
      <text:p text:style-name="Preformatted_20_Text"><text:s text:c="6"/>IncomingMessage {</text:p>
      <text:p text:style-name="Preformatted_20_Text"><text:s text:c="8"/>_readableState: [ReadableState],</text:p>
      <text:p text:style-name="Preformatted_20_Text"><text:s text:c="8"/>readable: false,</text:p>
      <text:p text:style-name="Preformatted_20_Text"><text:s text:c="8"/>_events: [Object],</text:p>
      <text:p text:style-name="Preformatted_20_Text"><text:s text:c="8"/>_eventsCount: 3,</text:p>
      <text:p text:style-name="Preformatted_20_Text"><text:s text:c="8"/>_maxListeners: undefined,</text:p>
      <text:p text:style-name="Preformatted_20_Text"><text:s text:c="8"/>socket: [Socket],</text:p>
      <text:p text:style-name="Preformatted_20_Text"><text:s text:c="8"/>connection: [Socket],</text:p>
      <text:p text:style-name="Preformatted_20_Text"><text:s text:c="8"/>httpVersionMajor: 1,</text:p>
      <text:p text:style-name="Preformatted_20_Text"><text:s text:c="8"/>httpVersionMinor: 1,</text:p>
      <text:p text:style-name="Preformatted_20_Text"><text:s text:c="8"/>httpVersion: '1.1',</text:p>
      <text:p text:style-name="Preformatted_20_Text"><text:s text:c="8"/>complete: true,</text:p>
      <text:p text:style-name="Preformatted_20_Text"><text:s text:c="8"/>headers: [Object],</text:p>
      <text:p text:style-name="Preformatted_20_Text"><text:s text:c="8"/>rawHeaders: [Array],</text:p>
      <text:p text:style-name="Preformatted_20_Text"><text:s text:c="8"/>trailers: {},</text:p>
      <text:p text:style-name="Preformatted_20_Text"><text:s text:c="8"/>rawTrailers: [],</text:p>
      <text:p text:style-name="Preformatted_20_Text"><text:s text:c="8"/>aborted: false,</text:p>
      <text:p text:style-name="Preformatted_20_Text"><text:s text:c="8"/>upgrade: false,</text:p>
      <text:p text:style-name="Preformatted_20_Text"><text:s text:c="8"/>url: '',</text:p>
      <text:p text:style-name="Preformatted_20_Text"><text:s text:c="8"/>method: null,</text:p>
      <text:p text:style-name="Preformatted_20_Text"><text:s text:c="8"/>statusCode: 200,</text:p>
      <text:p text:style-name="Preformatted_20_Text"><text:s text:c="8"/>statusMessage: 'OK',</text:p>
      <text:p text:style-name="Preformatted_20_Text"><text:s text:c="8"/>client: [Socket],</text:p>
      <text:p text:style-name="Preformatted_20_Text"><text:s text:c="8"/>_consuming: false,</text:p>
      <text:p text:style-name="Preformatted_20_Text"><text:s text:c="8"/>_dumped: false,</text:p>
      <text:p text:style-name="Preformatted_20_Text"><text:s text:c="8"/>req: [Circular],</text:p>
      <text:p text:style-name="Preformatted_20_Text"><text:s text:c="8"/>responseUrl: 'http://localhost:3000/api/exchange/P/?apikey=123',</text:p>
      <text:p text:style-name="Preformatted_20_Text"><text:s text:c="8"/>redirects: [] },</text:p>
      <text:p text:style-name="Preformatted_20_Text"><text:s text:c="5"/>aborted: undefined,</text:p>
      <text:p text:style-name="Preformatted_20_Text"><text:s text:c="5"/>timeoutCb: null,</text:p>
      <text:p text:style-name="Preformatted_20_Text"><text:s text:c="5"/>upgradeOrConnect: false,</text:p>
      <text:p text:style-name="Preformatted_20_Text"><text:s text:c="5"/>parser: null,</text:p>
      <text:p text:style-name="Preformatted_20_Text"><text:s text:c="5"/>maxHeadersCount: null,</text:p>
      <text:p text:style-name="Preformatted_20_Text"><text:s text:c="5"/>_redirectable:</text:p>
      <text:p text:style-name="Preformatted_20_Text"><text:s text:c="6"/>Writable {</text:p>
      <text:p text:style-name="Preformatted_20_Text"><text:soft-page-break/><text:s text:c="8"/>_writableState: [WritableState],</text:p>
      <text:p text:style-name="Preformatted_20_Text"><text:s text:c="8"/>writable: true,</text:p>
      <text:p text:style-name="Preformatted_20_Text"><text:s text:c="8"/>_events: [Object],</text:p>
      <text:p text:style-name="Preformatted_20_Text"><text:s text:c="8"/>_eventsCount: 2,</text:p>
      <text:p text:style-name="Preformatted_20_Text"><text:s text:c="8"/>_maxListeners: undefined,</text:p>
      <text:p text:style-name="Preformatted_20_Text"><text:s text:c="8"/>_options: [Object],</text:p>
      <text:p text:style-name="Preformatted_20_Text"><text:s text:c="8"/>_redirectCount: 0,</text:p>
      <text:p text:style-name="Preformatted_20_Text"><text:s text:c="8"/>_redirects: [],</text:p>
      <text:p text:style-name="Preformatted_20_Text"><text:s text:c="8"/>_requestBodyLength: 255,</text:p>
      <text:p text:style-name="Preformatted_20_Text"><text:s text:c="8"/>_requestBodyBuffers: [],</text:p>
      <text:p text:style-name="Preformatted_20_Text"><text:s text:c="8"/>_onNativeResponse: [Function],</text:p>
      <text:p text:style-name="Preformatted_20_Text"><text:s text:c="8"/>_currentRequest: [Circular],</text:p>
      <text:p text:style-name="Preformatted_20_Text"><text:s text:c="8"/>_currentUrl: 'http://localhost:3000/api/exchange/P/?apikey=123' },</text:p>
      <text:p text:style-name="Preformatted_20_Text"><text:s text:c="5"/>[Symbol(isCorked)]: false,</text:p>
      <text:p text:style-name="Preformatted_20_Text"><text:s text:c="5"/>[Symbol(outHeadersKey)]:</text:p>
      <text:p text:style-name="Preformatted_20_Text"><text:s text:c="6"/>[Object: null prototype] {</text:p>
      <text:p text:style-name="Preformatted_20_Text"><text:s text:c="8"/>accept: [Array],</text:p>
      <text:p text:style-name="Preformatted_20_Text"><text:s text:c="8"/>'content-type': [Array],</text:p>
      <text:p text:style-name="Preformatted_20_Text"><text:s text:c="8"/>'user-agent': [Array],</text:p>
      <text:p text:style-name="Preformatted_20_Text"><text:s text:c="8"/>'content-length': [Array],</text:p>
      <text:p text:style-name="Preformatted_20_Text"><text:s text:c="8"/>host: [Array] } },</text:p>
      <text:p text:style-name="Preformatted_20_Text"><text:s text:c="2"/><text:span text:style-name="T1">data</text:span>:</text:p>
      <text:p text:style-name="Preformatted_20_Text"><text:s text:c="3"/>{ id: 30,</text:p>
      <text:p text:style-name="Preformatted_20_Text"><text:s text:c="5"/>document_type: 'P',</text:p>
      <text:p text:style-name="Preformatted_20_Text"><text:s text:c="5"/>document_id: 'C1',</text:p>
      <text:p text:style-name="Preformatted_20_Text"><text:s text:c="5"/>date: '2019-07-30',</text:p>
      <text:p text:style-name="Preformatted_20_Text"><text:s text:c="5"/>associate_id: '1',</text:p>
      <text:p text:style-name="Preformatted_20_Text"><text:s text:c="5"/>internal_ref: 'Esta es la referencia interna',</text:p>
      <text:p text:style-name="Preformatted_20_Text"><text:s text:c="5"/>external_ref: 'Esta es la referencia externa',</text:p>
      <text:p text:style-name="Preformatted_20_Text"><text:s text:c="5"/>currency: 'MXN',</text:p>
      <text:p text:style-name="Preformatted_20_Text"><text:s text:c="5"/>exchange_rate: 1,</text:p>
      <text:p text:style-name="Preformatted_20_Text"><text:s text:c="5"/>notes: 'Este es el encabezado de una compra',</text:p>
      <text:p text:style-name="Preformatted_20_Text"><text:s text:c="5"/>updatedAt: '2019-07-31T04:50:26.070Z',</text:p>
      <text:p text:style-name="Preformatted_20_Text"><text:s text:c="5"/>createdAt: '2019-07-31T04:50:26.070Z' } }</text:p>
      <text:p text:style-name="Preformatted_20_Text">jc@JCPC:~/Documentos/EnUso/PROAPI/03 - Operacion/Tec Coding Boot Camp/Tareas/Tarea 20 - 10Ago2019 - Project 3/Project3-Jul2019/client$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7-31T19:27:18</dc:date>
    <meta:editing-duration>PT1H1M12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4" meta:paragraph-count="205" meta:word-count="482" meta:character-count="6291"/>
    <dc:creator>Jesus Colunga</dc:creator>
  </office:meta>
</office:document-meta>
</file>